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3deb3d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Decimal</text:p>
          </table:table-cell>
          <table:table-cell table:style-name="ce1" office:value-type="string" calcext:value-type="string">
            <text:p>Op Code</text:p>
          </table:table-cell>
          <table:table-cell office:value-type="string" calcext:value-type="string">
            <text:p>RegDest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emRead</text:p>
          </table:table-cell>
          <table:table-cell office:value-type="string" calcext:value-type="string">
            <text:p>MemToReg</text:p>
          </table:table-cell>
          <table:table-cell office:value-type="string" calcext:value-type="string">
            <text:p>MemWrite</text:p>
          </table:table-cell>
          <table:table-cell office:value-type="string" calcext:value-type="string">
            <text:p>ALUsrc</text:p>
          </table:table-cell>
          <table:table-cell office:value-type="string" calcext:value-type="string">
            <text:p>RegWrite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Halt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table:formula="of:=DEC2BIN([.A2];6)" office:value-type="string" office:string-value="000000" calcext:value-type="string">
            <text:p>000000</text:p>
          </table:table-cell>
          <table:table-cell table:style-name="ce3" office:value-type="string" calcext:value-type="string">
            <text:p>1*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1*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1*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table:formula="of:=DEC2BIN([.A3];6)" office:value-type="string" office:string-value="000001" calcext:value-type="string">
            <text:p>000001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table:formula="of:=DEC2BIN([.A4];6)" office:value-type="string" office:string-value="000010" calcext:value-type="string">
            <text:p>00001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table:formula="of:=DEC2BIN([.A5];6)" office:value-type="string" office:string-value="000011" calcext:value-type="string">
            <text:p>0000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table:formula="of:=DEC2BIN([.A6];6)" office:value-type="string" office:string-value="000100" calcext:value-type="string">
            <text:p>00010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table:formula="of:=DEC2BIN([.A7];6)" office:value-type="string" office:string-value="000101" calcext:value-type="string">
            <text:p>00010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table:formula="of:=DEC2BIN([.A8];6)" office:value-type="string" office:string-value="000110" calcext:value-type="string">
            <text:p>000110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table:formula="of:=DEC2BIN([.A9];6)" office:value-type="string" office:string-value="000111" calcext:value-type="string">
            <text:p>000111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table:formula="of:=DEC2BIN([.A10];6)" office:value-type="string" office:string-value="001000" calcext:value-type="string">
            <text:p>00100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table:formula="of:=DEC2BIN([.A11];6)" office:value-type="string" office:string-value="001001" calcext:value-type="string">
            <text:p>00100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table:formula="of:=DEC2BIN([.A12];6)" office:value-type="string" office:string-value="001010" calcext:value-type="string">
            <text:p>00101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table:formula="of:=DEC2BIN([.A13];6)" office:value-type="string" office:string-value="001011" calcext:value-type="string">
            <text:p>00101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table:formula="of:=DEC2BIN([.A14];6)" office:value-type="string" office:string-value="001100" calcext:value-type="string">
            <text:p>00110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table:formula="of:=DEC2BIN([.A15];6)" office:value-type="string" office:string-value="001101" calcext:value-type="string">
            <text:p>00110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table:formula="of:=DEC2BIN([.A16];6)" office:value-type="string" office:string-value="001110" calcext:value-type="string">
            <text:p>00111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table:formula="of:=DEC2BIN([.A17];6)" office:value-type="string" office:string-value="001111" calcext:value-type="string">
            <text:p>00111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table:formula="of:=DEC2BIN([.A18];6)" office:value-type="string" office:string-value="010000" calcext:value-type="string">
            <text:p>010000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table:formula="of:=DEC2BIN([.A19];6)" office:value-type="string" office:string-value="010001" calcext:value-type="string">
            <text:p>010001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table:formula="of:=DEC2BIN([.A20];6)" office:value-type="string" office:string-value="010010" calcext:value-type="string">
            <text:p>010010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table:formula="of:=DEC2BIN([.A21];6)" office:value-type="string" office:string-value="010011" calcext:value-type="string">
            <text:p>010011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table:formula="of:=DEC2BIN([.A22];6)" office:value-type="string" office:string-value="010100" calcext:value-type="string">
            <text:p>010100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table:formula="of:=DEC2BIN([.A23];6)" office:value-type="string" office:string-value="010101" calcext:value-type="string">
            <text:p>010101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table:formula="of:=DEC2BIN([.A24];6)" office:value-type="string" office:string-value="010110" calcext:value-type="string">
            <text:p>010110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table:formula="of:=DEC2BIN([.A25];6)" office:value-type="string" office:string-value="010111" calcext:value-type="string">
            <text:p>010111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table:formula="of:=DEC2BIN([.A26];6)" office:value-type="string" office:string-value="011000" calcext:value-type="string">
            <text:p>011000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table:formula="of:=DEC2BIN([.A27];6)" office:value-type="string" office:string-value="011001" calcext:value-type="string">
            <text:p>011001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table:formula="of:=DEC2BIN([.A28];6)" office:value-type="string" office:string-value="011010" calcext:value-type="string">
            <text:p>011010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table:formula="of:=DEC2BIN([.A29];6)" office:value-type="string" office:string-value="011011" calcext:value-type="string">
            <text:p>011011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table:formula="of:=DEC2BIN([.A30];6)" office:value-type="string" office:string-value="011100" calcext:value-type="string">
            <text:p>011100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table:formula="of:=DEC2BIN([.A31];6)" office:value-type="string" office:string-value="011101" calcext:value-type="string">
            <text:p>011101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table:formula="of:=DEC2BIN([.A32];6)" office:value-type="string" office:string-value="011110" calcext:value-type="string">
            <text:p>011110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table:formula="of:=DEC2BIN([.A33];6)" office:value-type="string" office:string-value="011111" calcext:value-type="string">
            <text:p>011111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table:formula="of:=DEC2BIN([.A34];6)" office:value-type="string" office:string-value="100000" calcext:value-type="string">
            <text:p>10000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table:formula="of:=DEC2BIN([.A35];6)" office:value-type="string" office:string-value="100001" calcext:value-type="string">
            <text:p>10000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table:formula="of:=DEC2BIN([.A36];6)" office:value-type="string" office:string-value="100010" calcext:value-type="string">
            <text:p>10001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table:formula="of:=DEC2BIN([.A37];6)" office:value-type="string" office:string-value="100011" calcext:value-type="string">
            <text:p>1000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table:formula="of:=DEC2BIN([.A38];6)" office:value-type="string" office:string-value="100100" calcext:value-type="string">
            <text:p>10010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table:formula="of:=DEC2BIN([.A39];6)" office:value-type="string" office:string-value="100101" calcext:value-type="string">
            <text:p>10010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table:formula="of:=DEC2BIN([.A40];6)" office:value-type="string" office:string-value="100110" calcext:value-type="string">
            <text:p>10011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table:formula="of:=DEC2BIN([.A41];6)" office:value-type="string" office:string-value="100111" calcext:value-type="string">
            <text:p>10011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table:formula="of:=DEC2BIN([.A42];6)" office:value-type="string" office:string-value="101000" calcext:value-type="string">
            <text:p>10100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table:formula="of:=DEC2BIN([.A43];6)" office:value-type="string" office:string-value="101001" calcext:value-type="string">
            <text:p>10100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table:formula="of:=DEC2BIN([.A44];6)" office:value-type="string" office:string-value="101010" calcext:value-type="string">
            <text:p>101010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table:formula="of:=DEC2BIN([.A45];6)" office:value-type="string" office:string-value="101011" calcext:value-type="string">
            <text:p>10101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table:formula="of:=DEC2BIN([.A46];6)" office:value-type="string" office:string-value="101100" calcext:value-type="string">
            <text:p>101100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table:formula="of:=DEC2BIN([.A47];6)" office:value-type="string" office:string-value="101101" calcext:value-type="string">
            <text:p>101101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table:formula="of:=DEC2BIN([.A48];6)" office:value-type="string" office:string-value="101110" calcext:value-type="string">
            <text:p>101110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table:formula="of:=DEC2BIN([.A49];6)" office:value-type="string" office:string-value="101111" calcext:value-type="string">
            <text:p>101111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table:formula="of:=DEC2BIN([.A50];6)" office:value-type="string" office:string-value="110000" calcext:value-type="string">
            <text:p>110000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table:formula="of:=DEC2BIN([.A51];6)" office:value-type="string" office:string-value="110001" calcext:value-type="string">
            <text:p>110001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table:formula="of:=DEC2BIN([.A52];6)" office:value-type="string" office:string-value="110010" calcext:value-type="string">
            <text:p>110010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table:formula="of:=DEC2BIN([.A53];6)" office:value-type="string" office:string-value="110011" calcext:value-type="string">
            <text:p>110011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table:formula="of:=DEC2BIN([.A54];6)" office:value-type="string" office:string-value="110100" calcext:value-type="string">
            <text:p>110100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table:formula="of:=DEC2BIN([.A55];6)" office:value-type="string" office:string-value="110101" calcext:value-type="string">
            <text:p>110101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table:formula="of:=DEC2BIN([.A56];6)" office:value-type="string" office:string-value="110110" calcext:value-type="string">
            <text:p>110110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table:formula="of:=DEC2BIN([.A57];6)" office:value-type="string" office:string-value="110111" calcext:value-type="string">
            <text:p>110111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table:formula="of:=DEC2BIN([.A58];6)" office:value-type="string" office:string-value="111000" calcext:value-type="string">
            <text:p>111000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table:formula="of:=DEC2BIN([.A59];6)" office:value-type="string" office:string-value="111001" calcext:value-type="string">
            <text:p>111001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table:formula="of:=DEC2BIN([.A60];6)" office:value-type="string" office:string-value="111010" calcext:value-type="string">
            <text:p>111010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" table:formula="of:=DEC2BIN([.A61];6)" office:value-type="string" office:string-value="111011" calcext:value-type="string">
            <text:p>111011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table:formula="of:=DEC2BIN([.A62];6)" office:value-type="string" office:string-value="111100" calcext:value-type="string">
            <text:p>111100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table:formula="of:=DEC2BIN([.A63];6)" office:value-type="string" office:string-value="111101" calcext:value-type="string">
            <text:p>111101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table:formula="of:=DEC2BIN([.A64];6)" office:value-type="string" office:string-value="111110" calcext:value-type="string">
            <text:p>111110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table:formula="of:=DEC2BIN([.A65];6)" office:value-type="string" office:string-value="111111" calcext:value-type="string">
            <text:p>111111</text:p>
          </table:table-cell>
          <table:table-cell table:number-columns-repeated="12" table:style-name="ce4"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Op Code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RegDest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emRead</text:p>
          </table:table-cell>
          <table:table-cell office:value-type="string" calcext:value-type="string">
            <text:p>MemToReg</text:p>
          </table:table-cell>
          <table:table-cell office:value-type="string" calcext:value-type="string">
            <text:p>MemWrite</text:p>
          </table:table-cell>
          <table:table-cell office:value-type="string" calcext:value-type="string">
            <text:p>ALUsrc</text:p>
          </table:table-cell>
          <table:table-cell office:value-type="string" calcext:value-type="string">
            <text:p>RegWrite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Hal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table:formula="of:=DEC2BIN([.A68];6)" office:value-type="string" office:string-value="000000" calcext:value-type="string">
            <text:p>000000</text:p>
          </table:table-cell>
          <table:table-cell table:style-name="ce2" table:formula="of:=DEC2BIN([.A68];6)" office:value-type="string" office:string-value="000000" calcext:value-type="string">
            <text:p>000000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table:formula="of:=[.B68]" office:value-type="string" office:string-value="000000" calcext:value-type="string">
            <text:p>000000</text:p>
          </table:table-cell>
          <table:table-cell table:style-name="ce2" table:formula="of:=DEC2BIN([.A69];6)" office:value-type="string" office:string-value="000001" calcext:value-type="string">
            <text:p>000001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table:formula="of:=[.B69]" office:value-type="string" office:string-value="000000" calcext:value-type="string">
            <text:p>000000</text:p>
          </table:table-cell>
          <table:table-cell table:style-name="ce2" table:formula="of:=DEC2BIN([.A70];6)" office:value-type="string" office:string-value="000010" calcext:value-type="string">
            <text:p>000010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table:formula="of:=[.B70]" office:value-type="string" office:string-value="000000" calcext:value-type="string">
            <text:p>000000</text:p>
          </table:table-cell>
          <table:table-cell table:style-name="ce2" table:formula="of:=DEC2BIN([.A71];6)" office:value-type="string" office:string-value="000011" calcext:value-type="string">
            <text:p>000011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table:formula="of:=[.B71]" office:value-type="string" office:string-value="000000" calcext:value-type="string">
            <text:p>000000</text:p>
          </table:table-cell>
          <table:table-cell table:style-name="ce2" table:formula="of:=DEC2BIN([.A72];6)" office:value-type="string" office:string-value="000100" calcext:value-type="string">
            <text:p>000100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table:formula="of:=[.B72]" office:value-type="string" office:string-value="000000" calcext:value-type="string">
            <text:p>000000</text:p>
          </table:table-cell>
          <table:table-cell table:style-name="ce2" table:formula="of:=DEC2BIN([.A73];6)" office:value-type="string" office:string-value="000101" calcext:value-type="string">
            <text:p>000101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table:formula="of:=[.B73]" office:value-type="string" office:string-value="000000" calcext:value-type="string">
            <text:p>000000</text:p>
          </table:table-cell>
          <table:table-cell table:style-name="ce2" table:formula="of:=DEC2BIN([.A74];6)" office:value-type="string" office:string-value="000110" calcext:value-type="string">
            <text:p>000110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table:formula="of:=[.B74]" office:value-type="string" office:string-value="000000" calcext:value-type="string">
            <text:p>000000</text:p>
          </table:table-cell>
          <table:table-cell table:style-name="ce2" table:formula="of:=DEC2BIN([.A75];6)" office:value-type="string" office:string-value="000111" calcext:value-type="string">
            <text:p>000111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table:formula="of:=[.B75]" office:value-type="string" office:string-value="000000" calcext:value-type="string">
            <text:p>000000</text:p>
          </table:table-cell>
          <table:table-cell table:style-name="ce2" table:formula="of:=DEC2BIN([.A76];6)" office:value-type="string" office:string-value="001000" calcext:value-type="string">
            <text:p>001000</text:p>
          </table:table-cell>
          <table:table-cell table:number-columns-repeated="4" table:style-name="ce4" office:value-type="string" calcext:value-type="string">
            <text:p>X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table:formula="of:=[.B76]" office:value-type="string" office:string-value="000000" calcext:value-type="string">
            <text:p>000000</text:p>
          </table:table-cell>
          <table:table-cell table:style-name="ce2" table:formula="of:=DEC2BIN([.A77];6)" office:value-type="string" office:string-value="001001" calcext:value-type="string">
            <text:p>001001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table:formula="of:=[.B77]" office:value-type="string" office:string-value="000000" calcext:value-type="string">
            <text:p>000000</text:p>
          </table:table-cell>
          <table:table-cell table:style-name="ce2" table:formula="of:=DEC2BIN([.A78];6)" office:value-type="string" office:string-value="001010" calcext:value-type="string">
            <text:p>001010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table:formula="of:=[.B78]" office:value-type="string" office:string-value="000000" calcext:value-type="string">
            <text:p>000000</text:p>
          </table:table-cell>
          <table:table-cell table:style-name="ce2" table:formula="of:=DEC2BIN([.A79];6)" office:value-type="string" office:string-value="001011" calcext:value-type="string">
            <text:p>001011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table:formula="of:=[.B79]" office:value-type="string" office:string-value="000000" calcext:value-type="string">
            <text:p>000000</text:p>
          </table:table-cell>
          <table:table-cell table:style-name="ce2" table:formula="of:=DEC2BIN([.A80];6)" office:value-type="string" office:string-value="001100" calcext:value-type="string">
            <text:p>001100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" table:formula="of:=[.B80]" office:value-type="string" office:string-value="000000" calcext:value-type="string">
            <text:p>000000</text:p>
          </table:table-cell>
          <table:table-cell table:style-name="ce2" table:formula="of:=DEC2BIN([.A81];6)" office:value-type="string" office:string-value="001101" calcext:value-type="string">
            <text:p>001101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table:formula="of:=[.B81]" office:value-type="string" office:string-value="000000" calcext:value-type="string">
            <text:p>000000</text:p>
          </table:table-cell>
          <table:table-cell table:style-name="ce2" table:formula="of:=DEC2BIN([.A82];6)" office:value-type="string" office:string-value="001110" calcext:value-type="string">
            <text:p>001110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table:formula="of:=[.B82]" office:value-type="string" office:string-value="000000" calcext:value-type="string">
            <text:p>000000</text:p>
          </table:table-cell>
          <table:table-cell table:style-name="ce2" table:formula="of:=DEC2BIN([.A83];6)" office:value-type="string" office:string-value="001111" calcext:value-type="string">
            <text:p>001111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" table:formula="of:=[.B83]" office:value-type="string" office:string-value="000000" calcext:value-type="string">
            <text:p>000000</text:p>
          </table:table-cell>
          <table:table-cell table:style-name="ce2" table:formula="of:=DEC2BIN([.A84];6)" office:value-type="string" office:string-value="010000" calcext:value-type="string">
            <text:p>010000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" table:formula="of:=[.B84]" office:value-type="string" office:string-value="000000" calcext:value-type="string">
            <text:p>000000</text:p>
          </table:table-cell>
          <table:table-cell table:style-name="ce2" table:formula="of:=DEC2BIN([.A85];6)" office:value-type="string" office:string-value="010001" calcext:value-type="string">
            <text:p>010001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table:formula="of:=[.B85]" office:value-type="string" office:string-value="000000" calcext:value-type="string">
            <text:p>000000</text:p>
          </table:table-cell>
          <table:table-cell table:style-name="ce2" table:formula="of:=DEC2BIN([.A86];6)" office:value-type="string" office:string-value="010010" calcext:value-type="string">
            <text:p>010010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" table:formula="of:=[.B86]" office:value-type="string" office:string-value="000000" calcext:value-type="string">
            <text:p>000000</text:p>
          </table:table-cell>
          <table:table-cell table:style-name="ce2" table:formula="of:=DEC2BIN([.A87];6)" office:value-type="string" office:string-value="010011" calcext:value-type="string">
            <text:p>010011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table:formula="of:=[.B87]" office:value-type="string" office:string-value="000000" calcext:value-type="string">
            <text:p>000000</text:p>
          </table:table-cell>
          <table:table-cell table:style-name="ce2" table:formula="of:=DEC2BIN([.A88];6)" office:value-type="string" office:string-value="010100" calcext:value-type="string">
            <text:p>010100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table:formula="of:=[.B88]" office:value-type="string" office:string-value="000000" calcext:value-type="string">
            <text:p>000000</text:p>
          </table:table-cell>
          <table:table-cell table:style-name="ce2" table:formula="of:=DEC2BIN([.A89];6)" office:value-type="string" office:string-value="010101" calcext:value-type="string">
            <text:p>010101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table:formula="of:=[.B89]" office:value-type="string" office:string-value="000000" calcext:value-type="string">
            <text:p>000000</text:p>
          </table:table-cell>
          <table:table-cell table:style-name="ce2" table:formula="of:=DEC2BIN([.A90];6)" office:value-type="string" office:string-value="010110" calcext:value-type="string">
            <text:p>010110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table:formula="of:=[.B90]" office:value-type="string" office:string-value="000000" calcext:value-type="string">
            <text:p>000000</text:p>
          </table:table-cell>
          <table:table-cell table:style-name="ce2" table:formula="of:=DEC2BIN([.A91];6)" office:value-type="string" office:string-value="010111" calcext:value-type="string">
            <text:p>010111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table:formula="of:=[.B91]" office:value-type="string" office:string-value="000000" calcext:value-type="string">
            <text:p>000000</text:p>
          </table:table-cell>
          <table:table-cell table:style-name="ce2" table:formula="of:=DEC2BIN([.A92];6)" office:value-type="string" office:string-value="011000" calcext:value-type="string">
            <text:p>011000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table:formula="of:=[.B92]" office:value-type="string" office:string-value="000000" calcext:value-type="string">
            <text:p>000000</text:p>
          </table:table-cell>
          <table:table-cell table:style-name="ce2" table:formula="of:=DEC2BIN([.A93];6)" office:value-type="string" office:string-value="011001" calcext:value-type="string">
            <text:p>011001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table:formula="of:=[.B93]" office:value-type="string" office:string-value="000000" calcext:value-type="string">
            <text:p>000000</text:p>
          </table:table-cell>
          <table:table-cell table:style-name="ce2" table:formula="of:=DEC2BIN([.A94];6)" office:value-type="string" office:string-value="011010" calcext:value-type="string">
            <text:p>011010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table:formula="of:=[.B94]" office:value-type="string" office:string-value="000000" calcext:value-type="string">
            <text:p>000000</text:p>
          </table:table-cell>
          <table:table-cell table:style-name="ce2" table:formula="of:=DEC2BIN([.A95];6)" office:value-type="string" office:string-value="011011" calcext:value-type="string">
            <text:p>011011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" table:formula="of:=[.B95]" office:value-type="string" office:string-value="000000" calcext:value-type="string">
            <text:p>000000</text:p>
          </table:table-cell>
          <table:table-cell table:style-name="ce2" table:formula="of:=DEC2BIN([.A96];6)" office:value-type="string" office:string-value="011100" calcext:value-type="string">
            <text:p>011100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table:formula="of:=[.B96]" office:value-type="string" office:string-value="000000" calcext:value-type="string">
            <text:p>000000</text:p>
          </table:table-cell>
          <table:table-cell table:style-name="ce2" table:formula="of:=DEC2BIN([.A97];6)" office:value-type="string" office:string-value="011101" calcext:value-type="string">
            <text:p>011101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table:formula="of:=[.B97]" office:value-type="string" office:string-value="000000" calcext:value-type="string">
            <text:p>000000</text:p>
          </table:table-cell>
          <table:table-cell table:style-name="ce2" table:formula="of:=DEC2BIN([.A98];6)" office:value-type="string" office:string-value="011110" calcext:value-type="string">
            <text:p>011110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table:formula="of:=[.B98]" office:value-type="string" office:string-value="000000" calcext:value-type="string">
            <text:p>000000</text:p>
          </table:table-cell>
          <table:table-cell table:style-name="ce2" table:formula="of:=DEC2BIN([.A99];6)" office:value-type="string" office:string-value="011111" calcext:value-type="string">
            <text:p>011111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table:formula="of:=[.B99]" office:value-type="string" office:string-value="000000" calcext:value-type="string">
            <text:p>000000</text:p>
          </table:table-cell>
          <table:table-cell table:style-name="ce2" table:formula="of:=DEC2BIN([.A100];6)" office:value-type="string" office:string-value="100000" calcext:value-type="string">
            <text:p>1000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table:formula="of:=[.B100]" office:value-type="string" office:string-value="000000" calcext:value-type="string">
            <text:p>000000</text:p>
          </table:table-cell>
          <table:table-cell table:style-name="ce2" table:formula="of:=DEC2BIN([.A101];6)" office:value-type="string" office:string-value="100001" calcext:value-type="string">
            <text:p>10000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table:formula="of:=[.B101]" office:value-type="string" office:string-value="000000" calcext:value-type="string">
            <text:p>000000</text:p>
          </table:table-cell>
          <table:table-cell table:style-name="ce2" table:formula="of:=DEC2BIN([.A102];6)" office:value-type="string" office:string-value="100010" calcext:value-type="string">
            <text:p>1000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table:formula="of:=[.B102]" office:value-type="string" office:string-value="000000" calcext:value-type="string">
            <text:p>000000</text:p>
          </table:table-cell>
          <table:table-cell table:style-name="ce2" table:formula="of:=DEC2BIN([.A103];6)" office:value-type="string" office:string-value="100011" calcext:value-type="string">
            <text:p>1000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table:formula="of:=[.B103]" office:value-type="string" office:string-value="000000" calcext:value-type="string">
            <text:p>000000</text:p>
          </table:table-cell>
          <table:table-cell table:style-name="ce2" table:formula="of:=DEC2BIN([.A104];6)" office:value-type="string" office:string-value="100100" calcext:value-type="string">
            <text:p>1001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table:formula="of:=[.B104]" office:value-type="string" office:string-value="000000" calcext:value-type="string">
            <text:p>000000</text:p>
          </table:table-cell>
          <table:table-cell table:style-name="ce2" table:formula="of:=DEC2BIN([.A105];6)" office:value-type="string" office:string-value="100101" calcext:value-type="string">
            <text:p>10010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table:formula="of:=[.B105]" office:value-type="string" office:string-value="000000" calcext:value-type="string">
            <text:p>000000</text:p>
          </table:table-cell>
          <table:table-cell table:style-name="ce2" table:formula="of:=DEC2BIN([.A106];6)" office:value-type="string" office:string-value="100110" calcext:value-type="string">
            <text:p>1001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table:formula="of:=[.B106]" office:value-type="string" office:string-value="000000" calcext:value-type="string">
            <text:p>000000</text:p>
          </table:table-cell>
          <table:table-cell table:style-name="ce2" table:formula="of:=DEC2BIN([.A107];6)" office:value-type="string" office:string-value="100111" calcext:value-type="string">
            <text:p>1001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table:formula="of:=[.B107]" office:value-type="string" office:string-value="000000" calcext:value-type="string">
            <text:p>000000</text:p>
          </table:table-cell>
          <table:table-cell table:style-name="ce2" table:formula="of:=DEC2BIN([.A108];6)" office:value-type="string" office:string-value="101000" calcext:value-type="string">
            <text:p>101000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table:formula="of:=[.B108]" office:value-type="string" office:string-value="000000" calcext:value-type="string">
            <text:p>000000</text:p>
          </table:table-cell>
          <table:table-cell table:style-name="ce2" table:formula="of:=DEC2BIN([.A109];6)" office:value-type="string" office:string-value="101001" calcext:value-type="string">
            <text:p>101001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table:formula="of:=[.B109]" office:value-type="string" office:string-value="000000" calcext:value-type="string">
            <text:p>000000</text:p>
          </table:table-cell>
          <table:table-cell table:style-name="ce2" table:formula="of:=DEC2BIN([.A110];6)" office:value-type="string" office:string-value="101010" calcext:value-type="string">
            <text:p>1010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table:formula="of:=[.B110]" office:value-type="string" office:string-value="000000" calcext:value-type="string">
            <text:p>000000</text:p>
          </table:table-cell>
          <table:table-cell table:style-name="ce2" table:formula="of:=DEC2BIN([.A111];6)" office:value-type="string" office:string-value="101011" calcext:value-type="string">
            <text:p>1010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4" office:value-type="string" calcext:value-type="string">
            <text:p>X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X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table:formula="of:=[.B111]" office:value-type="string" office:string-value="000000" calcext:value-type="string">
            <text:p>000000</text:p>
          </table:table-cell>
          <table:table-cell table:style-name="ce2" table:formula="of:=DEC2BIN([.A112];6)" office:value-type="string" office:string-value="101100" calcext:value-type="string">
            <text:p>101100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table:formula="of:=[.B112]" office:value-type="string" office:string-value="000000" calcext:value-type="string">
            <text:p>000000</text:p>
          </table:table-cell>
          <table:table-cell table:style-name="ce2" table:formula="of:=DEC2BIN([.A113];6)" office:value-type="string" office:string-value="101101" calcext:value-type="string">
            <text:p>101101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table:formula="of:=[.B113]" office:value-type="string" office:string-value="000000" calcext:value-type="string">
            <text:p>000000</text:p>
          </table:table-cell>
          <table:table-cell table:style-name="ce2" table:formula="of:=DEC2BIN([.A114];6)" office:value-type="string" office:string-value="101110" calcext:value-type="string">
            <text:p>101110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table:formula="of:=[.B114]" office:value-type="string" office:string-value="000000" calcext:value-type="string">
            <text:p>000000</text:p>
          </table:table-cell>
          <table:table-cell table:style-name="ce2" table:formula="of:=DEC2BIN([.A115];6)" office:value-type="string" office:string-value="101111" calcext:value-type="string">
            <text:p>101111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table:formula="of:=[.B115]" office:value-type="string" office:string-value="000000" calcext:value-type="string">
            <text:p>000000</text:p>
          </table:table-cell>
          <table:table-cell table:style-name="ce2" table:formula="of:=DEC2BIN([.A116];6)" office:value-type="string" office:string-value="110000" calcext:value-type="string">
            <text:p>110000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table:formula="of:=[.B116]" office:value-type="string" office:string-value="000000" calcext:value-type="string">
            <text:p>000000</text:p>
          </table:table-cell>
          <table:table-cell table:style-name="ce2" table:formula="of:=DEC2BIN([.A117];6)" office:value-type="string" office:string-value="110001" calcext:value-type="string">
            <text:p>110001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table:formula="of:=[.B117]" office:value-type="string" office:string-value="000000" calcext:value-type="string">
            <text:p>000000</text:p>
          </table:table-cell>
          <table:table-cell table:style-name="ce2" table:formula="of:=DEC2BIN([.A118];6)" office:value-type="string" office:string-value="110010" calcext:value-type="string">
            <text:p>110010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table:formula="of:=[.B118]" office:value-type="string" office:string-value="000000" calcext:value-type="string">
            <text:p>000000</text:p>
          </table:table-cell>
          <table:table-cell table:style-name="ce2" table:formula="of:=DEC2BIN([.A119];6)" office:value-type="string" office:string-value="110011" calcext:value-type="string">
            <text:p>110011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table:formula="of:=[.B119]" office:value-type="string" office:string-value="000000" calcext:value-type="string">
            <text:p>000000</text:p>
          </table:table-cell>
          <table:table-cell table:style-name="ce2" table:formula="of:=DEC2BIN([.A120];6)" office:value-type="string" office:string-value="110100" calcext:value-type="string">
            <text:p>110100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table:formula="of:=[.B120]" office:value-type="string" office:string-value="000000" calcext:value-type="string">
            <text:p>000000</text:p>
          </table:table-cell>
          <table:table-cell table:style-name="ce2" table:formula="of:=DEC2BIN([.A121];6)" office:value-type="string" office:string-value="110101" calcext:value-type="string">
            <text:p>110101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table:formula="of:=[.B121]" office:value-type="string" office:string-value="000000" calcext:value-type="string">
            <text:p>000000</text:p>
          </table:table-cell>
          <table:table-cell table:style-name="ce2" table:formula="of:=DEC2BIN([.A122];6)" office:value-type="string" office:string-value="110110" calcext:value-type="string">
            <text:p>110110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table:formula="of:=[.B122]" office:value-type="string" office:string-value="000000" calcext:value-type="string">
            <text:p>000000</text:p>
          </table:table-cell>
          <table:table-cell table:style-name="ce2" table:formula="of:=DEC2BIN([.A123];6)" office:value-type="string" office:string-value="110111" calcext:value-type="string">
            <text:p>110111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table:formula="of:=[.B123]" office:value-type="string" office:string-value="000000" calcext:value-type="string">
            <text:p>000000</text:p>
          </table:table-cell>
          <table:table-cell table:style-name="ce2" table:formula="of:=DEC2BIN([.A124];6)" office:value-type="string" office:string-value="111000" calcext:value-type="string">
            <text:p>111000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table:formula="of:=[.B124]" office:value-type="string" office:string-value="000000" calcext:value-type="string">
            <text:p>000000</text:p>
          </table:table-cell>
          <table:table-cell table:style-name="ce2" table:formula="of:=DEC2BIN([.A125];6)" office:value-type="string" office:string-value="111001" calcext:value-type="string">
            <text:p>111001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table:formula="of:=[.B125]" office:value-type="string" office:string-value="000000" calcext:value-type="string">
            <text:p>000000</text:p>
          </table:table-cell>
          <table:table-cell table:style-name="ce2" table:formula="of:=DEC2BIN([.A126];6)" office:value-type="string" office:string-value="111010" calcext:value-type="string">
            <text:p>111010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" table:formula="of:=[.B126]" office:value-type="string" office:string-value="000000" calcext:value-type="string">
            <text:p>000000</text:p>
          </table:table-cell>
          <table:table-cell table:style-name="ce2" table:formula="of:=DEC2BIN([.A127];6)" office:value-type="string" office:string-value="111011" calcext:value-type="string">
            <text:p>111011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2" table:formula="of:=[.B127]" office:value-type="string" office:string-value="000000" calcext:value-type="string">
            <text:p>000000</text:p>
          </table:table-cell>
          <table:table-cell table:style-name="ce2" table:formula="of:=DEC2BIN([.A128];6)" office:value-type="string" office:string-value="111100" calcext:value-type="string">
            <text:p>111100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" table:formula="of:=[.B128]" office:value-type="string" office:string-value="000000" calcext:value-type="string">
            <text:p>000000</text:p>
          </table:table-cell>
          <table:table-cell table:style-name="ce2" table:formula="of:=DEC2BIN([.A129];6)" office:value-type="string" office:string-value="111101" calcext:value-type="string">
            <text:p>111101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table:formula="of:=[.B129]" office:value-type="string" office:string-value="000000" calcext:value-type="string">
            <text:p>000000</text:p>
          </table:table-cell>
          <table:table-cell table:style-name="ce2" table:formula="of:=DEC2BIN([.A130];6)" office:value-type="string" office:string-value="111110" calcext:value-type="string">
            <text:p>111110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" table:formula="of:=[.B130]" office:value-type="string" office:string-value="000000" calcext:value-type="string">
            <text:p>000000</text:p>
          </table:table-cell>
          <table:table-cell table:style-name="ce2" table:formula="of:=DEC2BIN([.A131];6)" office:value-type="string" office:string-value="111111" calcext:value-type="string">
            <text:p>111111</text:p>
          </table:table-cell>
          <table:table-cell table:number-columns-repeated="12" table:style-name="ce4" office:value-type="string" calcext:value-type="string">
            <text:p>X</text:p>
          </table:table-cell>
        </table:table-row>
        <table:table-row table:style-name="ro2" table:number-rows-repeated="1048444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0" number:min-integer-digits="6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ll </meta:initial-creator>
    <meta:creation-date>2015-02-21T14:20:30.486114448</meta:creation-date>
    <dc:date>2015-02-21T15:23:45.666696468</dc:date>
    <dc:creator>Bell </dc:creator>
    <meta:editing-duration>PT48M1S</meta:editing-duration>
    <meta:editing-cycles>5</meta:editing-cycles>
    <meta:generator>LibreOffice/4.1.4.2$Linux_X86_64 LibreOffice_project/410$Build-2</meta:generator>
    <meta:document-statistic meta:table-count="1" meta:cell-count="1884" meta:object-count="0"/>
  </office:meta>
</office:document-meta>
</file>